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4ea6b" draw:textarea-horizontal-align="justify" draw:textarea-vertical-align="middle" draw:auto-grow-height="false" fo:min-height="4.465cm" fo:min-width="4.215cm" fo:wrap-option="wrap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81aca6" loext:fill-use-slide-background="false" draw:textarea-horizontal-align="justify" draw:textarea-vertical-align="middle" draw:auto-grow-height="false" fo:min-height="4.465cm" fo:min-width="4.21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draw:fill="none" fo:min-height="0.395cm"/>
      <style:paragraph-properties style:writing-mode="lr-tb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1.209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cm" svg:stroke-color="#000000" svg:stroke-linecap="butt" draw:fill="gradient" draw:fill-color="#dddddd" draw:fill-gradient-name="Gradient_20_5" loext:fill-use-slide-background="false" draw:opacity="25%" draw:textarea-horizontal-align="justify" draw:textarea-vertical-align="middle" draw:auto-grow-height="false" fo:min-height="2.607cm" fo:min-width="1.722cm"/>
    </style:style>
    <style:style style:name="gr7" style:family="graphic" style:parent-style-name="standard">
      <style:graphic-properties draw:stroke="none" draw:fill="none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loext:graphic-properties draw:fill="solid" draw:fill-color="#81aca6"/>
      <style:paragraph-properties fo:text-align="center" style:writing-mode="lr-tb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tyle="italic" style:font-style-asian="italic" style:font-style-complex="italic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/>
      <style:text-properties fo:font-size="10pt" fo:font-style="italic" style:font-size-asian="10pt" style:font-size-complex="10pt"/>
    </style:style>
    <style:style style:name="P11" style:family="paragraph">
      <loext:graphic-properties draw:fill="gradient" draw:fill-color="#dddddd" draw:fill-gradient-name="Gradient_20_5" draw:opacity="25%"/>
      <style:paragraph-properties fo:text-align="center"/>
    </style:style>
    <style:style style:name="T1" style:family="text">
      <style:text-properties fo:font-size="10pt" fo:font-style="italic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7cm" svg:height="6.667cm" svg:x="0.018cm" svg:y="0.107cm">
          <text:p text:style-name="P1">Experimen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67cm" svg:height="6.667cm" svg:x="6.003cm" svg:y="0.107cm">
          <text:p text:style-name="P1">Theoret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716cm" svg:height="0.645cm" svg:x="1.064cm" svg:y="1.059cm">
          <draw:text-box>
            <text:p text:style-name="P4"><text:span text:style-name="T1">large setups </text:span></text:p>
          </draw:text-box>
        </draw:frame>
        <draw:frame draw:style-name="gr3" draw:text-style-name="P6" draw:layer="layout" svg:width="3.81cm" svg:height="0.645cm" svg:x="7.273cm" svg:y="5.187cm">
          <draw:text-box>
            <text:p text:style-name="P4"><text:span text:style-name="T2">cumbersome models</text:span></text:p>
          </draw:text-box>
        </draw:frame>
        <draw:frame draw:style-name="gr4" draw:text-style-name="P7" draw:layer="layout" svg:width="2.881cm" svg:height="0.646cm" svg:x="9.472cm" svg:y="2.001cm">
          <draw:text-box>
            <text:p><text:span text:style-name="T2">approximations</text:span></text:p>
          </draw:text-box>
        </draw:frame>
        <draw:frame draw:style-name="gr4" draw:text-style-name="P7" draw:layer="layout" svg:width="2.399cm" svg:height="0.646cm" svg:x="6.779cm" svg:y="1.059cm">
          <draw:text-box>
            <text:p><text:span text:style-name="T2">abstractions</text:span></text:p>
          </draw:text-box>
        </draw:frame>
        <draw:frame draw:style-name="gr4" draw:text-style-name="P8" draw:layer="layout" svg:width="3.588cm" svg:height="0.646cm" svg:x="0.345cm" svg:y="4.287cm">
          <draw:text-box>
            <text:p><text:span text:style-name="T2">complex electronics</text:span></text:p>
          </draw:text-box>
        </draw:frame>
        <draw:frame draw:style-name="gr3" draw:text-style-name="P10" draw:layer="layout" svg:width="2.716cm" svg:height="0.645cm" svg:x="5.068cm" svg:y="2.119cm">
          <draw:text-box>
            <text:p text:style-name="P9"><text:span text:style-name="T1">coding</text:span></text:p>
          </draw:text-box>
        </draw:frame>
        <draw:frame draw:style-name="gr5" draw:text-style-name="P10" draw:layer="layout" svg:width="2.54cm" svg:height="1.459cm" svg:x="5.168cm" svg:y="4.01cm">
          <draw:text-box>
            <text:p text:style-name="P9"><text:span text:style-name="T1">manpower</text:span></text:p>
            <text:p text:style-name="P9"><text:span text:style-name="T1"/></text:p>
          </draw:text-box>
        </draw:frame>
        <draw:custom-shape draw:style-name="gr6" draw:text-style-name="P11" draw:layer="layout" svg:width="2.222cm" svg:height="2.857cm" svg:x="5.312cm" svg:y="2.07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716cm" svg:height="0.645cm" svg:x="5.068cm" svg:y="3.02cm">
          <draw:text-box>
            <text:p text:style-name="P9"><text:span text:style-name="T1">algorithms</text:span></text:p>
          </draw:text-box>
        </draw:frame>
        <draw:frame draw:style-name="gr7" draw:text-style-name="P5" draw:layer="layout" svg:width="3.492cm" svg:height="0.953cm" svg:x="2.193cm" svg:y="5.504cm">
          <draw:text-box>
            <text:p text:style-name="P4"><text:span text:style-name="T1">big data analysi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2a6099" draw:end-color="#81d41a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eeeeee" draw:distance="0.203cm" draw:rotation="45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hatch" draw:fill-color="#729fcf" draw:fill-hatch-name="Red_20_90_20_Degrees_20_Crossed_20_1" draw:fill-hatch-soli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07:22.348450132</meta:creation-date>
    <dc:date>2023-05-12T20:10:05.625926656</dc:date>
    <meta:editing-duration>PT28M8S</meta:editing-duration>
    <meta:editing-cycles>7</meta:editing-cycles>
    <meta:generator>LibreOffice/7.5.3.2$MacOSX_AARCH64 LibreOffice_project/9f56dff12ba03b9acd7730a5a481eea045e468f3</meta:generator>
    <meta:document-statistic meta:object-count="12"/>
  </office:meta>
</office:document-meta>
</file>